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9b3a" officeooo:paragraph-rsid="000f9b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text:p>
      <text:p text:style-name="P1">|status=Prototype</text:p>
      <text:p text:style-name="P1">|image:E-p a.JPG</text:p>
      <text:p text:style-name="P1">|description=Prototype N°3</text:p>
      <text:p text:style-name="P1">|license=CC-by-sa-3.0</text:p>
      <text:p text:style-name="P1">|contributeurs=LERUSTE REGIS</text:p>
      <text:p text:style-name="P1">|inspiration=A la recherche de la miniaturisation</text:p>
      <text:p text:style-name="P1">|ingrédients=Matériaux pour l'impression 3D , Électronique</text:p>
      <text:p text:style-name="P1">|machines=Imprimante3D, </text:p>
      <text:p text:style-name="P1">|url=[http://fablabo.net/wiki/E-poign%C3%A9e e-poignée], [http://fablabo.net/wiki/SCAO SCAO]</text:p>
      <text:p text:style-name="P1">}}</text:p>
      <text:p text:style-name="P1">==Préliminaire==</text:p>
      <text:p text:style-name="P1">===Objet===</text:p>
      <text:p text:style-name="P1">Dans le cadre du concept Quiet cook, l'objet est la création du 3ème prototype de système de cuisson culinaire.</text:p>
      <text:p text:style-name="P1"/>
      <text:p text:style-name="P1">===Historique===</text:p>
      <text:p text:style-name="P1">La création de ce prototype commence au premier trimestre 2016, à l'occasion d'un stage à [http://www.citedelobjetconnecte.com/ la cité de l'objet connecté.]</text:p>
      <text:p text:style-name="P1">===l'idée===</text:p>
      <text:p text:style-name="P1">Ce projet s'inscrit dans le domaine de l'électroménager connecté, la cuisine du futur! Par rapport aux deux premiers, ce troisième prototype prolonge l'effort de miniaturisation du système culinaire. Il maintient les mêmes avantages, préservation des qualités nutritionnelles des aliments, gain de temps et économies d'énergie.</text:p>
      <text:p text:style-name="P1">==Description physique==</text:p>
      <text:p text:style-name="P1">Ce 3ème prototype est constitué de :</text:p>
      <text:p text:style-name="P1">*Deux objets connectés pilotés par un smartphone</text:p>
      <text:p text:style-name="P1">*matériels standards du commerce : table de cuisson électrique et casserole équipée d'un couvercle.</text:p>
      <text:p text:style-name="P1">Les deux objets connectés sont baptisés :</text:p>
      <text:p text:style-name="P1">*e-poignée</text:p>
      <text:p text:style-name="P1">*e-rupteur.</text:p>
      <text:p text:style-name="P1">La e-poignée est déjà identifié sur le site fablabo, il convient donc de différencier la présente version des autres.</text:p>
      <text:p text:style-name="P1">Le e-rupteur est plus récent et il sera également décliné sous différente ver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0:27:00.821992286</meta:creation-date>
    <dc:date>2016-06-02T10:28:36.207616938</dc:date>
    <meta:editing-duration>P0D</meta:editing-duration>
    <meta:editing-cycles>1</meta:editing-cycles>
    <meta:document-statistic meta:table-count="0" meta:image-count="0" meta:object-count="0" meta:page-count="1" meta:paragraph-count="27" meta:word-count="187" meta:character-count="1459" meta:non-whitespace-character-count="1298"/>
    <meta:generator>LibreOffice/4.2.8.2$Linux_x86 LibreOffice_project/420m0$Build-2</meta:generator>
  </office:meta>
</office:document-meta>
</file>